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323e2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23e2" officeooo:paragraph-rsid="0043411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4112" officeooo:paragraph-rsid="0043411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4323e2" officeooo:paragraph-rsid="00434112"/>
    </style:style>
    <style:style style:name="P4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46" style:family="paragraph" style:parent-style-name="Table_20_Contents">
      <style:text-properties fo:color="#000080" style:font-name="Arial" fo:font-size="11pt" style:font-size-asian="11pt" style:font-size-complex="11pt"/>
    </style:style>
    <style:style style:name="P47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48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49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50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51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52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53" style:family="paragraph" style:parent-style-name="Table_20_Contents">
      <style:text-properties fo:color="#000080" style:font-name="Arial" fo:font-size="11pt" officeooo:paragraph-rsid="00434112" style:font-size-asian="11pt" style:font-size-complex="11pt"/>
    </style:style>
    <style:style style:name="P5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4323e2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1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5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6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4323e2"/>
    </style:style>
    <style:style style:name="P69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4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75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font-weight="bold" officeooo:rsid="00319152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fo:font-weight="bold" officeooo:rsid="00307399" style:font-weight-asian="bold" style:font-weight-complex="bold"/>
    </style:style>
    <style:style style:name="T14" style:family="text">
      <style:text-properties fo:color="#800000" fo:font-weight="bold" officeooo:rsid="00321695" style:font-weight-asian="bold" style:font-weight-complex="bold"/>
    </style:style>
    <style:style style:name="T15" style:family="text">
      <style:text-properties fo:color="#800000" style:font-name="Ubuntu Mono" fo:font-weight="bold" style:font-weight-asian="bold" style:font-weight-complex="bold"/>
    </style:style>
    <style:style style:name="T16" style:family="text">
      <style:text-properties fo:color="#800000" officeooo:rsid="00307399"/>
    </style:style>
    <style:style style:name="T17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Arial" fo:font-size="11pt" fo:language="es" fo:country="ES" fo:font-style="normal" style:text-underline-style="none" fo:font-weight="normal" officeooo: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Arial" fo:font-size="11pt" fo:language="es" fo:country="ES" fo:font-style="normal" style:text-underline-style="none" fo:font-weight="normal" officeooo: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2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3" style:family="text">
      <style:text-properties style:use-window-font-color="true" style:font-name="Arial" fo:font-size="11pt" fo:language="es" fo:country="ES" fo:font-style="italic" style:text-underline-style="none" fo:font-weight="normal" officeooo:rsid="004323e2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4" style:family="text">
      <style:text-properties officeooo:rsid="00202652"/>
    </style:style>
    <style:style style:name="T25" style:family="text">
      <style:text-properties style:font-name="Arial"/>
    </style:style>
    <style:style style:name="T26" style:family="text">
      <style:text-properties style:font-name="Arial" officeooo:rsid="003145e6"/>
    </style:style>
    <style:style style:name="T27" style:family="text">
      <style:text-properties style:font-name="Arial" officeooo:rsid="00319152"/>
    </style:style>
    <style:style style:name="T28" style:family="text">
      <style:text-properties officeooo:rsid="0025f1ca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Ubuntu Mono" fo:font-weight="bold" officeooo:rsid="00307399" style:font-weight-asian="bold" style:font-weight-complex="bold"/>
    </style:style>
    <style:style style:name="T31" style:family="text">
      <style:text-properties style:font-name="Ubuntu Mono" fo:font-weight="bold" officeooo:rsid="003a90fe" style:font-weight-asian="bold" style:font-weight-complex="bold"/>
    </style:style>
    <style:style style:name="T32" style:family="text">
      <style:text-properties style:font-name="Ubuntu Mono" fo:font-weight="bold" officeooo:rsid="003c382b" style:font-weight-asian="bold" style:font-weight-complex="bold"/>
    </style:style>
    <style:style style:name="T33" style:family="text">
      <style:text-properties style:font-name="Ubuntu Mono" fo:font-weight="bold" officeooo:rsid="003c465f" style:font-weight-asian="bold" style:font-weight-complex="bold"/>
    </style:style>
    <style:style style:name="T34" style:family="text">
      <style:text-properties style:font-name="Ubuntu Mono" fo:font-weight="bold" officeooo:rsid="00321695" style:font-weight-asian="bold" style:font-weight-complex="bold"/>
    </style:style>
    <style:style style:name="T35" style:family="text">
      <style:text-properties style:font-name="Ubuntu Mono" fo:font-weight="bold" officeooo:rsid="00327754" style:font-weight-asian="bold" style:font-weight-complex="bold"/>
    </style:style>
    <style:style style:name="T36" style:family="text">
      <style:text-properties style:font-name="Ubuntu Mono" officeooo:rsid="002d07dc"/>
    </style:style>
    <style:style style:name="T37" style:family="text">
      <style:text-properties officeooo:rsid="002b14a9"/>
    </style:style>
    <style:style style:name="T38" style:family="text">
      <style:text-properties officeooo:rsid="002d07dc"/>
    </style:style>
    <style:style style:name="T39" style:family="text">
      <style:text-properties officeooo:rsid="00307399"/>
    </style:style>
    <style:style style:name="T40" style:family="text">
      <style:text-properties officeooo:rsid="00321695"/>
    </style:style>
    <style:style style:name="T41" style:family="text">
      <style:text-properties officeooo:rsid="00327754"/>
    </style:style>
    <style:style style:name="T42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2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3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4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70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2" style:family="text">
      <style:text-properties officeooo:rsid="0037fed6"/>
    </style:style>
    <style:style style:name="T73" style:family="text">
      <style:text-properties officeooo:rsid="003c382b"/>
    </style:style>
    <style:style style:name="T74" style:family="text">
      <style:text-properties officeooo:rsid="003c465f"/>
    </style:style>
    <style:style style:name="T75" style:family="text">
      <style:text-properties officeooo:rsid="0027c95e"/>
    </style:style>
    <style:style style:name="T76" style:family="text">
      <style:text-properties officeooo:rsid="004323e2"/>
    </style:style>
    <style:style style:name="T77" style:family="text">
      <style:text-properties officeooo:rsid="00494bf9"/>
    </style:style>
    <style:style style:name="T78" style:family="text">
      <style:text-properties officeooo:rsid="0030af61"/>
    </style:style>
    <style:style style:name="T79" style:family="text">
      <style:text-properties officeooo:rsid="004e2c04"/>
    </style:style>
    <style:style style:name="T80" style:family="text">
      <style:text-properties officeooo:rsid="004ea1bd"/>
    </style:style>
    <style:style style:name="T81" style:family="text">
      <style:text-properties officeooo:rsid="00319152"/>
    </style:style>
    <style:style style:name="T82" style:family="text">
      <style:text-properties officeooo:rsid="004d455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24">RDE</text:span>. IES Haría</text:p>
      <text:p text:style-name="P44">UT<text:span text:style-name="T24">7</text:span>. Actividad <text:span text:style-name="T72">de evaluación 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72">Prueba </text:span>Práctica</text:p>
      <text:p text:style-name="P16">Capa de aplicación</text:p>
      <text:p text:style-name="P14"/>
      <text:p text:style-name="P14"/>
      <text:p text:style-name="P13"/>
      <text:p text:style-name="P13"/>
      <text:p text:style-name="P13"/>
      <text:h text:style-name="P74" text:outline-level="2">FTP</text:h>
      <text:p text:style-name="P45"/>
      <text:p text:style-name="P18"><text:span text:style-name="T39">Utilizando la utilidad </text:span><text:span text:style-name="T30">ftp</text:span><text:span text:style-name="T39"> o </text:span><text:span text:style-name="T30">lftp</text:span><text:span text:style-name="T39"> r</text:span>ealiza las siguientes acciones <text:span text:style-name="T39">e indica, en cada apartado, los comandos ejecutados. Comprueba en cada caso que el resultado es el esperado y </text:span><text:span text:style-name="T16">no olvides que tienes que incluir </text:span><text:span text:style-name="T13">todos los comandos ejecutados</text:span><text:span text:style-name="T39"> (por supuesto en el mismo orden que los ejecutas)</text:span>: </text:p>
      <text:p text:style-name="P18"/>
      <text:p text:style-name="P22"><text:span text:style-name="T24">1</text:span>) <text:span text:style-name="T28"><text:s/>Conecta al servidor </text:span><text:span text:style-name="T7">nas</text:span><text:span text:style-name="T28"> de clase por </text:span><text:span text:style-name="T7">ftp</text:span><text:span text:style-name="T28"> utilizando el usuario </text:span><text:span text:style-name="T7">generico</text:span><text:span text:style-name="T28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8"/>
          </table:table-cell>
        </table:table-row>
      </table:table>
      <text:p text:style-name="P22"/>
      <text:p text:style-name="P28">2) Accede a la carpeta <text:span text:style-name="T29">intercambio </text:span><text:span text:style-name="T26">y una vez dentro a</text:span>ccede a la carpeta <text:span text:style-name="T31">examen-</text:span><text:span text:style-name="T32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9"/>
          </table:table-cell>
        </table:table-row>
      </table:table>
      <text:p text:style-name="P42"/>
      <text:p text:style-name="P28"/>
      <text:p text:style-name="P29"><text:span text:style-name="T77">3</text:span>) Crea dentro de esta la carpeta <text:span text:style-name="T15">nombre</text:span> donde <text:span text:style-name="T15">nombre</text:span> <text:span text:style-name="T73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9"/>
          </table:table-cell>
        </table:table-row>
      </table:table>
      <text:p text:style-name="P29"/>
      <text:p text:style-name="P33"><text:span text:style-name="T77">4</text:span>) <text:span text:style-name="T75">Crea </text:span><text:span text:style-name="T9">localmente</text:span><text:span text:style-name="T75"> la carpeta de nombre </text:span><text:span text:style-name="T33">examen-local</text:span><text:span text:style-name="T75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0"/>
          </table:table-cell>
        </table:table-row>
      </table:table>
      <text:p text:style-name="P30"/>
      <text:p text:style-name="P23"/>
      <text:p text:style-name="P26"><text:span text:style-name="T77">5</text:span>) <text:span text:style-name="T40">Crea </text:span><text:span text:style-name="T14">dentro de tu carpeta</text:span><text:span text:style-name="T40"> en el servidor una carpeta que se llame <text:s/></text:span><text:span text:style-name="T34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9"/>
          </table:table-cell>
        </table:table-row>
      </table:table>
      <text:p text:style-name="P25"/>
      <text:p text:style-name="P24"/>
      <text:p text:style-name="P34"><text:span text:style-name="T77">6</text:span>) <text:span text:style-name="T74">Crea localmente la carpeta </text:span><text:span text:style-name="T33">archivos</text:span><text:span text:style-name="T74"> dentro de la carpeta </text:span><text:span text:style-name="T33">examen-local</text:span><text:span text:style-name="T74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2"/>
          </table:table-cell>
        </table:table-row>
      </table:table>
      <text:p text:style-name="P26"/>
      <text:p text:style-name="P10"/>
      <text:p text:style-name="P19"><text:span text:style-name="T77">7) Utilizando el comando touch crea localmente, en la carpeta </text:span><text:span text:style-name="T35">archivos</text:span><text:span text:style-name="T41">, tres ficheros con los nombre </text:span><text:span text:style-name="T35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/>
          </table:table-cell>
        </table:table-row>
      </table:table>
      <text:p text:style-name="P18"/>
      <text:p text:style-name="P21"><text:span text:style-name="T77">8</text:span>) <text:s/><text:span text:style-name="T74">Sube los tres archivos a la carpeta </text:span><text:span text:style-name="T10">documentos</text:span><text:span text:style-name="T74"> del servidos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6"/>
          </table:table-cell>
        </table:table-row>
      </table:table>
      <text:p text:style-name="P18"/>
      <text:p text:style-name="P20"><text:span text:style-name="T77">9)</text:span> Elimina todos los archivos y carpetas que creamos en el <text:span text:style-name="T37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7"/>
          </table:table-cell>
        </table:table-row>
      </table:table>
      <text:p text:style-name="P27"/>
      <text:p text:style-name="P31"><text:span text:style-name="T74">10</text:span>) Elimina todos los archivos y carpetas que creamos en el <text:span text:style-name="T41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0"/>
          </table:table-cell>
        </table:table-row>
      </table:table>
      <text:p text:style-name="P31"/>
      <text:p text:style-name="P17"><text:span text:style-name="T41">12</text:span>) Cierra la conexión con el comando <text:span text:style-name="T29">close</text:span><text:span text:style-name="T6"> </text:span>y ejecuta <text:span text:style-name="T29">exit</text:span><text:span text:style-name="T6"> </text:span><text:span text:style-name="T38">(o </text:span><text:span text:style-name="T36">quit</text:span><text:span text:style-name="T38">)</text:span><text:span text:style-name="T8"> </text:span>para salir del <text:span text:style-name="T38">programa </text:span>cliente de FTP<text:span text:style-name="T6">.</text:span></text:p>
      <text:p text:style-name="P39"/>
      <text:p text:style-name="P41">DNS</text:p>
      <text:p text:style-name="P40"/>
      <text:p text:style-name="P32"><text:soft-page-break/>Utilizando la utilidad <text:span text:style-name="T29">dig</text:span> inserta los <text:span text:style-name="T12">comandos</text:span> y el <text:span text:style-name="T12">resultado</text:span> para realizar las siguientes acciones</text:p>
      <text:p text:style-name="P32"/>
      <text:p text:style-name="P3"><text:span text:style-name="T56">1</text:span><text:span text:style-name="T57">) </text:span><text:span text:style-name="T58">¿A qué </text:span><text:span text:style-name="T70">nombre</text:span><text:span text:style-name="T58"> está apuntando la dirección </text:span><text:span text:style-name="T49">208.67.222.222</text:span><text:span text:style-name="T58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1"/>
          </table:table-cell>
        </table:table-row>
      </table:table>
      <text:p text:style-name="P2"/>
      <text:p text:style-name="P1"><text:span text:style-name="T46">2</text:span><text:span text:style-name="T42">) Determina los </text:span><text:span text:style-name="T67">nombres de los servidores DNS</text:span><text:span text:style-name="T42"> del dominio </text:span><text:span text:style-name="T50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1"/>
          </table:table-cell>
        </table:table-row>
      </table:table>
      <text:h text:style-name="P75" text:outline-level="2"/>
      <text:p text:style-name="P8"><text:span text:style-name="T59">3</text:span><text:span text:style-name="T60">) </text:span><text:span text:style-name="T61">Obtén la </text:span><text:span text:style-name="T71">dirección IP</text:span><text:span text:style-name="T61"> de </text:span><text:span text:style-name="T54">debian</text:span><text:span text:style-name="T55">.org</text:span><text:span text:style-name="T61"> </text:span><text:span text:style-name="T57">haciendo la consulta a</text:span><text:span text:style-name="T63"> </text:span><text:span text:style-name="T64">uno de los servidores de DNS de OpenDNS </text:span><text:span text:style-name="T57"><text:s/></text:span><text:span text:style-name="T62">(</text:span><text:span text:style-name="T52">208.67.22</text:span><text:span text:style-name="T53">0</text:span><text:span text:style-name="T52">.22</text:span><text:span text:style-name="T53">0</text:span><text:span text:style-name="T62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1"/>
          </table:table-cell>
        </table:table-row>
      </table:table>
      <text:p text:style-name="P6"/>
      <text:p text:style-name="P5"><text:span text:style-name="T47">4</text:span><text:span text:style-name="T43">) </text:span><text:span text:style-name="T42">Obtén, </text:span><text:span text:style-name="T46">en </text:span><text:span text:style-name="T68">formato corto</text:span><text:span text:style-name="T46">,</text:span><text:span text:style-name="T42"> el </text:span><text:span text:style-name="T67">equipo al que está redirigido</text:span><text:span text:style-name="T42"> </text:span><text:span text:style-name="T43">el nombre</text:span><text:span text:style-name="T42"> </text:span><text:span text:style-name="T49">www.redhat.com</text:span><text:span text:style-name="T42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1"/>
          </table:table-cell>
        </table:table-row>
      </table:table>
      <text:p text:style-name="P7"/>
      <text:p text:style-name="P4"><text:span text:style-name="T47">5</text:span><text:span text:style-name="T43">) </text:span><text:span text:style-name="T44">Obtén</text:span><text:span text:style-name="T45"> l</text:span><text:span text:style-name="T48">os</text:span><text:span text:style-name="T45"> </text:span><text:span text:style-name="T65">nombre</text:span><text:span text:style-name="T45"> y la </text:span><text:span text:style-name="T65">dirección</text:span><text:span text:style-name="T69">es</text:span><text:span text:style-name="T65"> </text:span><text:span text:style-name="T66">IP</text:span><text:span text:style-name="T44"> </text:span><text:span text:style-name="T45">del ordenador/</text:span><text:span text:style-name="T46">es</text:span><text:span text:style-name="T45"> al que se mandan los correos que se enví</text:span><text:span text:style-name="T44">a</text:span><text:span text:style-name="T45">n a</text:span><text:span text:style-name="T46">l dominio </text:span><text:span text:style-name="T51">redhat.</text:span><text:span text:style-name="T50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1"/>
          </table:table-cell>
        </table:table-row>
      </table:table>
      <text:p text:style-name="P9"/>
      <text:p text:style-name="P65">DHCP</text:p>
      <text:p text:style-name="P56"/>
      <text:p text:style-name="P60"><text:span text:style-name="T24">1</text:span>) <text:span text:style-name="T78">Inicia Wireshark con privilegios de administrador </text:span></text:p>
      <text:p text:style-name="P60"/>
      <text:p text:style-name="P72">$ <text:span text:style-name="T78">sudo wireshark</text:span></text:p>
      <text:p text:style-name="P72"/>
      <text:p text:style-name="P62"><text:span text:style-name="T82">Inicia la captura de paquetes por la tarjeta de red por la que accedes a la red local (normalmente eth0)</text:span></text:p>
      <text:p text:style-name="P62"/>
      <text:p text:style-name="P62"><text:span text:style-name="T79">2</text:span>) Vamos a liberar la configuración de red que actualmente t<text:span text:style-name="T79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6"/>
          </table:table-cell>
        </table:table-row>
      </table:table>
      <text:p text:style-name="P66"/>
      <text:p text:style-name="P73"/>
      <text:p text:style-name="P62"><text:span text:style-name="T79">3</text:span>) Solicita una nueva configuración de red al servidor de DHCP. <text:span text:style-name="T79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76"/>
          </table:table-cell>
        </table:table-row>
      </table:table>
      <text:p text:style-name="P70"/>
      <text:p text:style-name="P67"><text:span text:style-name="T25">4</text:span><text:span text:style-name="T27">) Detén en Wireshark la captura de paquetes. </text:span><text:span text:style-name="T25">Filtra los resultados para que sólo se muestren en Wireshark los paquetes del protocolo DHCP. ¿Qué valor tienes que introducir en el campo de filtro?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76"/>
          </table:table-cell>
        </table:table-row>
      </table:table>
      <text:p text:style-name="P63"/>
      <text:p text:style-name="P63"><text:span text:style-name="T80">5</text:span>) <text:span text:style-name="T81">Localiza en Wireshark el paquete en el que el servidor ofrece a tu equipo la configuración de la red. Inserta una o varias capturas de pantalla en la que se destaque:</text:span></text:p>
      <text:list xml:id="list344026014690486955" text:style-name="L2">
        <text:list-item>
          <text:p text:style-name="P61">El tipo de mensaje DHCP enviado.</text:p>
        </text:list-item>
        <text:list-item>
          <text:p text:style-name="P61">El protocolo de la capa de transporte utilizados.</text:p>
        </text:list-item>
        <text:list-item>
          <text:p text:style-name="P61">Los puertos de cliente y servidor de la capa de cliente.</text:p>
        </text:list-item>
        <text:list-item>
          <text:p text:style-name="P64">La dirección IP y la máscara ofrecidas</text:p>
        </text:list-item>
        <text:list-item>
          <text:p text:style-name="P64">La duración de la conseción</text:p>
        </text:list-item>
      </text:list>
      <table:table table:name="Tabla19" table:style-name="Tabla19">
        <table:table-column table:style-name="Tabla19.A"/>
        <text:soft-page-break/>
        <table:table-row>
          <table:table-cell table:style-name="Tabla19.A1" office:value-type="string">
            <text:p text:style-name="P76"/>
          </table:table-cell>
        </table:table-row>
      </table:table>
      <text:list xml:id="list100513637094343" text:continue-numbering="true" text:style-name="L2">
        <text:list-header>
          <text:p text:style-name="P69"/>
        </text:list-header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5-26T10:05:12.265551459</dc:date>
    <meta:print-date>2006-12-12T00:09:40</meta:print-date>
    <dc:language>es-ES</dc:language>
    <meta:editing-cycles>81</meta:editing-cycles>
    <meta:editing-duration>P1DT5H2M21S</meta:editing-duration>
    <dc:creator>ivan </dc:creator>
    <meta:document-statistic meta:table-count="19" meta:image-count="1" meta:object-count="0" meta:page-count="4" meta:paragraph-count="39" meta:word-count="495" meta:character-count="2850" meta:non-whitespace-character-count="2388"/>
    <meta:user-defined meta:name="Info 1"/>
    <meta:user-defined meta:name="Info 2"/>
    <meta:user-defined meta:name="Info 3"/>
    <meta:user-defined meta:name="Info 4"/>
  </office:meta>
</office:document-meta>
</file>